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oXm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2.1547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4.1028in"/>
    </style:style>
    <style:style style:name="co8" style:family="table-column">
      <style:table-column-properties fo:break-before="auto" style:column-width="1.8827in"/>
    </style:style>
    <style:style style:name="co9" style:family="table-column">
      <style:table-column-properties fo:break-before="auto" style:column-width="3.7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dc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ject</text:p>
          </table:table-cell>
        </table:table-row>
        <table:table-row table:style-name="ro2">
          <table:table-cell office:value-type="string" calcext:value-type="string">
            <text:p>a1000</text:p>
          </table:table-cell>
          <table:table-cell office:value-type="date" office:date-value="2016-01-10" calcext:value-type="date">
            <text:p>2016-01-10</text:p>
          </table:table-cell>
          <table:table-cell office:value-type="string" calcext:value-type="string">
            <text:p>Bloggs, Joe</text:p>
          </table:table-cell>
          <table:table-cell office:value-type="string" calcext:value-type="string">
            <text:p>My crosswalk</text:p>
          </table:table-cell>
          <table:table-cell office:value-type="string" calcext:value-type="string">
            <text:p>metadata||crosswalk||dublin core</text:p>
          </table:table-cell>
        </table:table-row>
        <table:table-row table:style-name="ro2">
          <table:table-cell office:value-type="string" calcext:value-type="string">
            <text:p>a1001</text:p>
          </table:table-cell>
          <table:table-cell office:value-type="date" office:date-value="2016-02-20" calcext:value-type="date">
            <text:p>2016-02-20</text:p>
          </table:table-cell>
          <table:table-cell office:value-type="string" calcext:value-type="string">
            <text:p>Bloggs, Jo||Bloggs, Fred</text:p>
          </table:table-cell>
          <table:table-cell office:value-type="string" calcext:value-type="string">
            <text:p>Your crosswalk</text:p>
          </table:table-cell>
          <table:table-cell office:value-type="string" calcext:value-type="string">
            <text:p>xml||MARC</text:p>
          </table:table-cell>
        </table:table-row>
        <table:table-row table:style-name="ro2">
          <table:table-cell office:value-type="string" calcext:value-type="string">
            <text:p>a1002</text:p>
          </table:table-cell>
          <table:table-cell office:value-type="date" office:date-value="2016-03-30" calcext:value-type="date">
            <text:p>2016-03-30</text:p>
          </table:table-cell>
          <table:table-cell office:value-type="string" calcext:value-type="string">
            <text:p>Doe, Jane||Doe, John</text:p>
          </table:table-cell>
          <table:table-cell office:value-type="string" calcext:value-type="string">
            <text:p>Our crosswalk</text:p>
          </table:table-cell>
          <table:table-cell office:value-type="string" calcext:value-type="string">
            <text:p>translation||csv</text:p>
          </table:table-cell>
        </table:table-row>
      </table:table>
      <table:table table:name="xmlp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number-columns-repeated="5"/>
        </table:table-row>
        <table:table-row table:style-name="ro1">
          <table:table-cell table:style-name="ce2" table:formula="of:=MV_TEXT2XML([dc.A$1];[dc.A2])" office:value-type="string" office:string-value="&lt;identifier&gt;a1000&lt;/identifier&gt;" calcext:value-type="string">
            <text:p>&lt;identifier&gt;a1000&lt;/identifier&gt;</text:p>
          </table:table-cell>
          <table:table-cell table:style-name="ce2" table:formula="of:=MV_DATE2XML([dc.B$1];[dc.B2])" office:value-type="string" office:string-value="&lt;date&gt;2016-01-10&lt;/date&gt;" calcext:value-type="string">
            <text:p>&lt;date&gt;2016-01-10&lt;/date&gt;</text:p>
          </table:table-cell>
          <table:table-cell table:style-name="ce2" table:formula="of:=MV_TEXT2XML([dc.C$1];[dc.C2])" office:value-type="string" office:string-value="&lt;creator&gt;Bloggs, Joe&lt;/creator&gt;" calcext:value-type="string">
            <text:p>&lt;creator&gt;Bloggs, Joe&lt;/creator&gt;</text:p>
          </table:table-cell>
          <table:table-cell table:style-name="ce2" table:formula="of:=MV_TEXT2XML([dc.D$1];[dc.D2])" office:value-type="string" office:string-value="&lt;title&gt;My crosswalk&lt;/title&gt;" calcext:value-type="string">
            <text:p>&lt;title&gt;My crosswalk&lt;/title&gt;</text:p>
          </table:table-cell>
          <table:table-cell table:style-name="ce2" table:formula="of:=MV_TEXT2XML([dc.E$1];[dc.E2])" office:value-type="string" office:string-value="&lt;subject&gt;metadata&lt;/subject&gt;&lt;subject&gt;crosswalk&lt;/subject&gt;&lt;subject&gt;dublin core&lt;/subject&gt;" calcext:value-type="string">
            <text:p>&lt;subject&gt;metadata&lt;/subject&gt;&lt;subject&gt;crosswalk&lt;/subject&gt;&lt;subject&gt;dublin core&lt;/subject&gt;</text:p>
          </table:table-cell>
        </table:table-row>
        <table:table-row table:style-name="ro1">
          <table:table-cell table:style-name="ce2" table:formula="of:=MV_TEXT2XML([dc.A$1];[dc.A3])" office:value-type="string" office:string-value="&lt;identifier&gt;a1001&lt;/identifier&gt;" calcext:value-type="string">
            <text:p>&lt;identifier&gt;a1001&lt;/identifier&gt;</text:p>
          </table:table-cell>
          <table:table-cell table:style-name="ce2" table:formula="of:=MV_DATE2XML([dc.B$1];[dc.B3])" office:value-type="string" office:string-value="&lt;date&gt;2016-02-20&lt;/date&gt;" calcext:value-type="string">
            <text:p>&lt;date&gt;2016-02-20&lt;/date&gt;</text:p>
          </table:table-cell>
          <table:table-cell table:style-name="ce2" table:formula="of:=MV_TEXT2XML([dc.C$1];[dc.C3])" office:value-type="string" office:string-value="&lt;creator&gt;Bloggs, Jo&lt;/creator&gt;&lt;creator&gt;Bloggs, Fred&lt;/creator&gt;" calcext:value-type="string">
            <text:p>&lt;creator&gt;Bloggs, Jo&lt;/creator&gt;&lt;creator&gt;Bloggs, Fred&lt;/creator&gt;</text:p>
          </table:table-cell>
          <table:table-cell table:style-name="ce2" table:formula="of:=MV_TEXT2XML([dc.D$1];[dc.D3])" office:value-type="string" office:string-value="&lt;title&gt;Your crosswalk&lt;/title&gt;" calcext:value-type="string">
            <text:p>&lt;title&gt;Your crosswalk&lt;/title&gt;</text:p>
          </table:table-cell>
          <table:table-cell table:style-name="ce2" table:formula="of:=MV_TEXT2XML([dc.E$1];[dc.E3])" office:value-type="string" office:string-value="&lt;subject&gt;xml&lt;/subject&gt;&lt;subject&gt;MARC&lt;/subject&gt;" calcext:value-type="string">
            <text:p>&lt;subject&gt;xml&lt;/subject&gt;&lt;subject&gt;MARC&lt;/subject&gt;</text:p>
          </table:table-cell>
        </table:table-row>
        <table:table-row table:style-name="ro1">
          <table:table-cell table:style-name="ce2" table:formula="of:=MV_TEXT2XML([dc.A$1];[dc.A4])" office:value-type="string" office:string-value="&lt;identifier&gt;a1002&lt;/identifier&gt;" calcext:value-type="string">
            <text:p>&lt;identifier&gt;a1002&lt;/identifier&gt;</text:p>
          </table:table-cell>
          <table:table-cell table:style-name="ce2" table:formula="of:=MV_DATE2XML([dc.B$1];[dc.B4])" office:value-type="string" office:string-value="&lt;date&gt;2016-03-30&lt;/date&gt;" calcext:value-type="string">
            <text:p>&lt;date&gt;2016-03-30&lt;/date&gt;</text:p>
          </table:table-cell>
          <table:table-cell table:style-name="ce2" table:formula="of:=MV_TEXT2XML([dc.C$1];[dc.C4])" office:value-type="string" office:string-value="&lt;creator&gt;Doe, Jane&lt;/creator&gt;&lt;creator&gt;Doe, John&lt;/creator&gt;" calcext:value-type="string">
            <text:p>&lt;creator&gt;Doe, Jane&lt;/creator&gt;&lt;creator&gt;Doe, John&lt;/creator&gt;</text:p>
          </table:table-cell>
          <table:table-cell table:style-name="ce2" table:formula="of:=MV_TEXT2XML([dc.D$1];[dc.D4])" office:value-type="string" office:string-value="&lt;title&gt;Our crosswalk&lt;/title&gt;" calcext:value-type="string">
            <text:p>&lt;title&gt;Our crosswalk&lt;/title&gt;</text:p>
          </table:table-cell>
          <table:table-cell table:style-name="ce2" table:formula="of:=MV_TEXT2XML([dc.E$1];[dc.E4])" office:value-type="string" office:string-value="&lt;subject&gt;translation&lt;/subject&gt;&lt;subject&gt;csv&lt;/subject&gt;" calcext:value-type="string">
            <text:p>&lt;subject&gt;translation&lt;/subject&gt;&lt;subject&gt;csv&lt;/subject&gt;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formula="of:=CONCATENATE(&quot;&lt;record&gt;&quot;;[xmlp1.A2];[xmlp1.B2];[xmlp1.C2];[xmlp1.D2];[xmlp1.E2];&quot;&lt;/record&gt;&quot;)" office:value-type="string" office:string-value="&lt;record&gt;&lt;identifier&gt;a1000&lt;/identifier&gt;&lt;date&gt;2016-01-10&lt;/date&gt;&lt;creator&gt;Bloggs, Joe&lt;/creator&gt;&lt;title&gt;My crosswalk&lt;/title&gt;&lt;subject&gt;metadata&lt;/subject&gt;&lt;subject&gt;crosswalk&lt;/subject&gt;&lt;subject&gt;dublin core&lt;/subject&gt;&lt;/record&gt;" calcext:value-type="string">
            <text:p>&lt;record&gt;&lt;identifier&gt;a1000&lt;/identifier&gt;&lt;date&gt;2016-01-10&lt;/date&gt;&lt;creator&gt;Bloggs, Joe&lt;/creator&gt;&lt;title&gt;My crosswalk&lt;/title&gt;&lt;subject&gt;metadata&lt;/subject&gt;&lt;subject&gt;crosswalk&lt;/subject&gt;&lt;subject&gt;dublin core&lt;/subject&gt;&lt;/record&gt;</text:p>
          </table:table-cell>
        </table:table-row>
        <table:table-row table:style-name="ro1">
          <table:table-cell table:formula="of:=CONCATENATE(&quot;&lt;record&gt;&quot;;[xmlp1.A3];[xmlp1.B3];[xmlp1.C3];[xmlp1.D3];[xmlp1.E3];&quot;&lt;/record&gt;&quot;)" office:value-type="string" office:string-value="&lt;record&gt;&lt;identifier&gt;a1001&lt;/identifier&gt;&lt;date&gt;2016-02-20&lt;/date&gt;&lt;creator&gt;Bloggs, Jo&lt;/creator&gt;&lt;creator&gt;Bloggs, Fred&lt;/creator&gt;&lt;title&gt;Your crosswalk&lt;/title&gt;&lt;subject&gt;xml&lt;/subject&gt;&lt;subject&gt;MARC&lt;/subject&gt;&lt;/record&gt;" calcext:value-type="string">
            <text:p>&lt;record&gt;&lt;identifier&gt;a1001&lt;/identifier&gt;&lt;date&gt;2016-02-20&lt;/date&gt;&lt;creator&gt;Bloggs, Jo&lt;/creator&gt;&lt;creator&gt;Bloggs, Fred&lt;/creator&gt;&lt;title&gt;Your crosswalk&lt;/title&gt;&lt;subject&gt;xml&lt;/subject&gt;&lt;subject&gt;MARC&lt;/subject&gt;&lt;/record&gt;</text:p>
          </table:table-cell>
        </table:table-row>
        <table:table-row table:style-name="ro1">
          <table:table-cell table:formula="of:=CONCATENATE(&quot;&lt;record&gt;&quot;;[xmlp1.A4];[xmlp1.B4];[xmlp1.C4];[xmlp1.D4];[xmlp1.E4];&quot;&lt;/record&gt;&quot;)" office:value-type="string" office:string-value="&lt;record&gt;&lt;identifier&gt;a1002&lt;/identifier&gt;&lt;date&gt;2016-03-30&lt;/date&gt;&lt;creator&gt;Doe, Jane&lt;/creator&gt;&lt;creator&gt;Doe, John&lt;/creator&gt;&lt;title&gt;Our crosswalk&lt;/title&gt;&lt;subject&gt;translation&lt;/subject&gt;&lt;subject&gt;csv&lt;/subject&gt;&lt;/record&gt;" calcext:value-type="string">
            <text:p>&lt;record&gt;&lt;identifier&gt;a1002&lt;/identifier&gt;&lt;date&gt;2016-03-30&lt;/date&gt;&lt;creator&gt;Doe, Jane&lt;/creator&gt;&lt;creator&gt;Doe, John&lt;/creator&gt;&lt;title&gt;Our crosswalk&lt;/title&gt;&lt;subject&gt;translation&lt;/subject&gt;&lt;subject&gt;csv&lt;/subject&gt;&lt;/record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0000-00-00T00:00:01.315452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5:46:31.423295346</meta:creation-date>
    <dc:date>2016-09-24T16:04:09.230703098</dc:date>
    <meta:editing-duration>PT10M45S</meta:editing-duration>
    <meta:editing-cycles>5</meta:editing-cycles>
    <meta:generator>LibreOffice/4.1.3.2$Linux_X86_64 LibreOffice_project/410$Build-2</meta:generator>
    <meta:document-statistic meta:table-count="3" meta:cell-count="38" meta:object-count="0"/>
  </office:meta>
</office:document-meta>
</file>

<file path=Basic/Standard/ToXml.xml><?xml version="1.0" encoding="utf-8"?>
<!DOCTYPE module  PUBLIC '-//OpenOffice.org//DTD OfficeDocument 1.0//EN'  'module.dtd'>
<script:module xmlns:script="http://openoffice.org/2000/script" script:name="ToXml" script:language="StarBasic">REM  *****  BASIC  *****

Sub Main

End Sub

rem ename = XML element name (cell from the spreadsheet title row)
rem evalue = XML element value (cell from a spreadsheet value row)
Function mv_text2xml(ename, evalue)
  sep = "||"
  tag1 = "&lt;" + ename + "&gt;"
  tag2 = "&lt;/" + ename + "&gt;"
  tag21 = tag2 + tag1

  dim values()
  values = split(evalue, sep)
  mv_text2xml = tag1 + join(values, tag21) + tag2
End Function

rem ename = XML element name (cell from the spreadsheet title row)
rem evalue = XML element value (cell from a spreadsheet value row)
Function mv_date2xml(ename, evalue)
  rem https://help.libreoffice.org/Basic/Split_Function_Runtime
  rem https://help.libreoffice.org/Basic/Format_Function_Runtime
  sep = "||"
  tag1 = "&lt;" + ename + "&gt;"
  tag2 = "&lt;/" + ename + "&gt;"
  tag21 = tag2 + tag1

  dim values()
  values = split(evalue, sep)

  v_min = LBound(values)
  v_max = UBound(values)
  dim date_text(v_max)
  for i = v_min To v_max
    date_text(i) = format(values(i),"yyyy-mm-dd")
  next i
  mv_date2xml = tag1 + join(date_text, tag21) + tag2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Xm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